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1428f7" officeooo:paragraph-rsid="001428f7"/>
    </style:style>
    <style:style style:name="P2" style:family="paragraph" style:parent-style-name="Standard">
      <style:text-properties officeooo:rsid="00170e1f" officeooo:paragraph-rsid="00170e1f"/>
    </style:style>
    <style:style style:name="P3" style:family="paragraph" style:parent-style-name="Standard">
      <style:text-properties officeooo:rsid="0018b37a" officeooo:paragraph-rsid="0018b37a"/>
    </style:style>
    <style:style style:name="P4" style:family="paragraph" style:parent-style-name="Standard">
      <style:text-properties officeooo:rsid="0018b37a" officeooo:paragraph-rsid="001b3676"/>
    </style:style>
    <style:style style:name="P5" style:family="paragraph" style:parent-style-name="Standard">
      <style:text-properties officeooo:rsid="0018b37a" officeooo:paragraph-rsid="0021566c"/>
    </style:style>
    <style:style style:name="P6" style:family="paragraph" style:parent-style-name="Standard">
      <style:text-properties officeooo:rsid="00197aeb" officeooo:paragraph-rsid="00197aeb"/>
    </style:style>
    <style:style style:name="P7" style:family="paragraph" style:parent-style-name="Standard">
      <style:text-properties officeooo:rsid="00197aeb" officeooo:paragraph-rsid="001b3676"/>
    </style:style>
    <style:style style:name="P8" style:family="paragraph" style:parent-style-name="Standard">
      <style:text-properties officeooo:rsid="00197bbc" officeooo:paragraph-rsid="00197bbc"/>
    </style:style>
    <style:style style:name="P9" style:family="paragraph" style:parent-style-name="Standard">
      <style:text-properties officeooo:rsid="00197bbc" officeooo:paragraph-rsid="001b3676"/>
    </style:style>
    <style:style style:name="P10" style:family="paragraph" style:parent-style-name="Standard">
      <style:text-properties officeooo:rsid="001b3676" officeooo:paragraph-rsid="001b3676"/>
    </style:style>
    <style:style style:name="P11" style:family="paragraph" style:parent-style-name="Standard">
      <style:text-properties officeooo:rsid="0021566c" officeooo:paragraph-rsid="0021566c"/>
    </style:style>
    <style:style style:name="P12" style:family="paragraph" style:parent-style-name="Standard">
      <style:text-properties officeooo:rsid="002857e3" officeooo:paragraph-rsid="002857e3"/>
    </style:style>
    <style:style style:name="P13" style:family="paragraph" style:parent-style-name="Standard">
      <style:text-properties officeooo:rsid="002958d8" officeooo:paragraph-rsid="002958d8"/>
    </style:style>
    <style:style style:name="P14" style:family="paragraph" style:parent-style-name="Standard" style:list-style-name="L1">
      <style:text-properties officeooo:rsid="001428f7" officeooo:paragraph-rsid="001428f7"/>
    </style:style>
    <style:style style:name="P15" style:family="paragraph" style:parent-style-name="Standard" style:list-style-name="L2">
      <style:text-properties officeooo:rsid="00170e1f" officeooo:paragraph-rsid="00170e1f"/>
    </style:style>
    <style:style style:name="P16" style:family="paragraph" style:parent-style-name="Standard" style:list-style-name="L4">
      <style:text-properties officeooo:rsid="001b3676" officeooo:paragraph-rsid="001b3676"/>
    </style:style>
    <style:style style:name="P17" style:family="paragraph" style:parent-style-name="Standard">
      <style:text-properties officeooo:rsid="00197aeb" officeooo:paragraph-rsid="002857e3"/>
    </style:style>
    <style:style style:name="P18" style:family="paragraph" style:parent-style-name="Standard">
      <style:text-properties officeooo:rsid="00197aeb" officeooo:paragraph-rsid="00197aeb"/>
    </style:style>
    <style:style style:name="P19" style:family="paragraph" style:parent-style-name="Standard" style:list-style-name="L5">
      <style:text-properties officeooo:rsid="002b1890" officeooo:paragraph-rsid="002b1890"/>
    </style:style>
    <style:style style:name="T1" style:family="text">
      <style:text-properties officeooo:rsid="00197bbc"/>
    </style:style>
    <style:style style:name="T2" style:family="text">
      <style:text-properties officeooo:rsid="001b3676"/>
    </style:style>
    <style:style style:name="T3" style:family="text">
      <style:text-properties officeooo:rsid="0020c97c"/>
    </style:style>
    <style:style style:name="T4" style:family="text">
      <style:text-properties officeooo:rsid="002857e3"/>
    </style:style>
    <style:style style:name="T5" style:family="text">
      <style:text-properties officeooo:rsid="002b189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124609427" text:style-name="L1">
        <text:list-item>
          <text:p text:style-name="P14">Exercice 2,1</text:p>
        </text:list-item>
      </text:list>
      <text:p text:style-name="P2">val = 231</text:p>
      <text:p text:style-name="P2">double = 462</text:p>
      <text:p text:style-name="P2"/>
      <text:list xml:id="list1347237812" text:style-name="L2">
        <text:list-item>
          <text:p text:style-name="P15">Exercice 2,2</text:p>
        </text:list-item>
      </text:list>
      <text:p text:style-name="P3">Variables <text:span text:style-name="T1">nb</text:span>, <text:span text:style-name="T1">carr</text:span> en numériques</text:p>
      <text:p text:style-name="P3">Début</text:p>
      <text:p text:style-name="P8">Écrire « Entrez un nombre »</text:p>
      <text:p text:style-name="P8">Lire nb</text:p>
      <text:p text:style-name="P8">carr ← nb * nb</text:p>
      <text:p text:style-name="P8">Écrire « Son carré est : »</text:p>
      <text:p text:style-name="P8">Afficher carr</text:p>
      <text:p text:style-name="P6">Fin</text:p>
      <text:p text:style-name="P6"/>
      <text:p text:style-name="P7"/>
      <text:list xml:id="list3473383247" text:style-name="L4">
        <text:list-item>
          <text:p text:style-name="P16">Exercice 2,<text:span text:style-name="T5">3</text:span></text:p>
        </text:list-item>
      </text:list>
      <text:p text:style-name="P10"><text:s text:c="2"/><text:span text:style-name="T3">Variables prixHT, nb, TVA, prixTTC en numérique</text:span></text:p>
      <text:p text:style-name="P5">Début</text:p>
      <text:p text:style-name="P11">Écrire « Entrez le prix »</text:p>
      <text:p text:style-name="P11">Lire <text:span text:style-name="T4">prixHT</text:span></text:p>
      <text:p text:style-name="P12">Écrire « Entrez le nombre d’article »</text:p>
      <text:p text:style-name="P12">Lire nb</text:p>
      <text:p text:style-name="P12">Écrire « Entrez le taux de TVA »</text:p>
      <text:p text:style-name="P12">Lire TVA</text:p>
      <text:p text:style-name="P13">prixTTC → nb * prixHT * (1 + TVA)</text:p>
      <text:p text:style-name="P13">Écrire « Le prix total TTC est de : »</text:p>
      <text:p text:style-name="P13">Lire prixTTC</text:p>
      <text:p text:style-name="P17">Fin</text:p>
      <text:p text:style-name="P17"/>
      <text:list xml:id="list3471791747" text:style-name="L5">
        <text:list-item>
          <text:p text:style-name="P19">Exercice 2,4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428f7" officeooo:paragraph-rsid="001428f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artie 2 – Lecture et écriture</text:p>
        <text:p text:style-name="MP1">Énoncé des Exercice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9:16:06.064645600</meta:creation-date>
    <meta:editing-duration>PT1H57M7S</meta:editing-duration>
    <meta:editing-cycles>4</meta:editing-cycles>
    <meta:generator>LibreOffice/7.3.7.2$Linux_X86_64 LibreOffice_project/30$Build-2</meta:generator>
    <dc:date>2023-07-13T14:21:29.353215181</dc:date>
    <meta:document-statistic meta:table-count="0" meta:image-count="0" meta:object-count="0" meta:page-count="1" meta:paragraph-count="28" meta:word-count="112" meta:character-count="509" meta:non-whitespace-character-count="426"/>
  </office:meta>
</office:document-meta>
</file>